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54d" officeooo:paragraph-rsid="001b654d"/>
    </style:style>
    <style:style style:name="P2" style:family="paragraph" style:parent-style-name="Standard">
      <style:text-properties officeooo:rsid="001c11e7" officeooo:paragraph-rsid="001c11e7"/>
    </style:style>
    <style:style style:name="P3" style:family="paragraph" style:parent-style-name="Standard">
      <style:text-properties officeooo:rsid="001c69ee" officeooo:paragraph-rsid="001c6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git</text:p>
      <text:p text:style-name="P1"/>
      <text:p text:style-name="P2">continuando o teste</text:p>
      <text:p text:style-name="P2"/>
      <text:p text:style-name="P3">mais uma alteraçã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7:18:21.263796439</meta:creation-date>
    <dc:date>2022-10-12T20:55:42.944228234</dc:date>
    <meta:editing-duration>PT1M37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3" meta:word-count="8" meta:character-count="46" meta:non-whitespace-character-count="41"/>
  </office:meta>
</office:document-meta>
</file>